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6" office:value-type="string">
            <text:p>Date</text:p>
          </table:table-cell>
          <table:table-cell table:style-name="ce18" office:value-type="string">
            <text:p>Week</text:p>
          </table:table-cell>
          <table:table-cell table:style-name="ce16" office:value-type="string">
            <text:p>Day</text:p>
          </table:table-cell>
          <table:table-cell table:style-name="ce20" office:value-type="string">
            <text:p>Coursera</text:p>
          </table:table-cell>
          <table:table-cell table:style-name="ce20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7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7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7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7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7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7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7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7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7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</text:span><text:span text:style-name="T1">review: </text:span><text:span text:style-name="T2">“Action </text:span><text:span text:style-name="T2">Categorizati</text:span><text:span text:style-name="T2">on with </text:span><text:span text:style-name="T2">Modified </text:span><text:span text:style-name="T2">Hidden </text:span><text:span text:style-name="T2">Conditional </text:span><text:span text:style-name="T2">Random </text:span><text:span text:style-name="T2">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</text:span><text:span text:style-name="T1">make import </text:span><text:span text:style-name="T1">points from: </text:span><text:span text:style-name="T2">“Action </text:span><text:span text:style-name="T2">Categorizati</text:span><text:span text:style-name="T2">on with </text:span><text:span text:style-name="T2">Modified </text:span><text:span text:style-name="T2">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</text:span><text:span text:style-name="T1">review: </text:span><text:span text:style-name="T2">“Action </text:span><text:span text:style-name="T2">Categorizati</text:span><text:span text:style-name="T2">on with </text:span><text:span text:style-name="T2">Modified </text:span><text:span text:style-name="T2">Hidden </text:span><text:span text:style-name="T2">Conditional </text:span><text:span text:style-name="T2">Random </text:span><text:span text:style-name="T2">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</text:span><text:span text:style-name="T1">make import </text:span><text:span text:style-name="T1">points from:</text:span> “Deep Recurrent NN for Mobile HAR with High Throughput”</text:p>
          </table:table-cell>
          <table:table-cell table:style-name="ce6" office:value-type="string">
            <text:p><text:span text:style-name="T1">Type up and </text:span><text:span text:style-name="T1">make import </text:span><text:span text:style-name="T1">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</text:span><text:span text:style-name="T1">make import </text:span><text:span text:style-name="T1">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</text:span><text:span text:style-name="T1">make import </text:span><text:span text:style-name="T1">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</text:span><text:span text:style-name="T1">make import </text:span><text:span text:style-name="T1">points from: </text:span><text:span text:style-name="T2">“Action </text:span><text:span text:style-name="T2">Categorizati</text:span><text:span text:style-name="T2">on with </text:span><text:span text:style-name="T2">Modified </text:span><text:span text:style-name="T2">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</text:span><text:span text:style-name="T1">make import </text:span><text:span text:style-name="T1">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1" table:number-rows-repeated="3">
          <table:table-cell table:style-name="ce4"/>
          <table:table-cell/>
          <table:table-cell table:style-name="ce2"/>
          <table:table-cell table:number-columns-repeated="14"/>
        </table:table-row>
        <table:table-row table:style-name="ro1" table:number-rows-repeated="2">
          <table:table-cell table:style-name="ce4"/>
          <table:table-cell table:number-columns-repeated="16"/>
        </table:table-row>
        <table:table-row table:style-name="ro2">
          <table:table-cell table:style-name="ce4"/>
          <table:table-cell table:style-name="ce1" office:value-type="string">
            <text:p>Two Week List of Tasks (10<text:span text:style-name="T3">th</text:span> – <text:s/>23<text:span text:style-name="T3">rd</text:span> June)</text:p>
          </table:table-cell>
          <table:table-cell table:style-name="ce15" office:value-type="string">
            <text:p>Date</text:p>
          </table:table-cell>
          <table:table-cell table:style-name="ce1" office:value-type="string">
            <text:p>Done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ith single-act AD files to predict single act score (0, 1, or 2) and likely overall NSAA score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1 (~3 hours)</text:p>
          </table:table-cell>
          <table:table-cell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mment all script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Differential RNNs for Action Recognition”</text:p>
          </table:table-cell>
          <table:table-cell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2 (~3 hours)</text:p>
          </table:table-cell>
          <table:table-cell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script that loads a trained RNN model and tests a complete unseen AD file for various outputs</text:p>
          </table:table-cell>
          <table:table-cell table:style-name="ce2"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3 (~3 hours)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mat_act_div script a function to detect activities by changing pos values</text:p>
          </table:table-cell>
          <table:table-cell table:style-name="ce2"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cord results of 'detect activities' function on all NSAA\AD files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1/2 (~2.5 hours)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Write script of basic CRF model with .csv output file of statistical values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2/2 (~2.5 hours)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balanced D/HC classes for 'RNN.py' classification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batch script to work with AD source files through pipeline for single and activ NSAA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Paper review + type: “Spatio-Temporal LSTM with Trust Gates for 3D HAR”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CV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dd a README for 'How to use 3D visualization function'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2" office:value-type="string">
            <text:p>Paper Reviews</text:p>
          </table:table-cell>
          <table:table-cell/>
          <table:table-cell table:style-name="ce1" office:value-type="string">
            <text:p>Coursera and Job Stuff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office:value-type="string">
            <text:p>16<text:span text:style-name="T3">th</text:span> June</text:p>
          </table:table-cell>
          <table:table-cell office:value-type="string">
            <text:p>Jobs: write new personal statement template</text:p>
          </table:table-cell>
          <table:table-cell office:value-type="string">
            <text:p>16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table:style-name="ce13" office:value-type="string">
            <text:p><text:span text:style-name="T1">Paper review </text:span><text:span text:style-name="T1">+ type: </text:span><text:span text:style-name="T2">“Conditional </text:span><text:span text:style-name="T2">Random </text:span><text:span text:style-name="T2">People: </text:span><text:span text:style-name="T2">Tracking </text:span><text:span text:style-name="T2">Humans with </text:span><text:span text:style-name="T2">CRFs and </text:span><text:span text:style-name="T2">Grid Filters”</text:span></text:p>
          </table:table-cell>
          <table:table-cell office:value-type="string">
            <text:p>17<text:span text:style-name="T3">th</text:span> June</text:p>
          </table:table-cell>
          <table:table-cell office:value-type="string">
            <text:p>Jobs: modify LinkedIn (inc Coursera SQL and current project work)</text:p>
          </table:table-cell>
          <table:table-cell office:value-type="string">
            <text:p>17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table:style-name="ce13" office:value-type="string">
            <text:p><text:span text:style-name="T1">Paper review </text:span><text:span text:style-name="T1">+ type: </text:span><text:span text:style-name="T2">“Actionness </text:span><text:span text:style-name="T2">Ranking with </text:span><text:span text:style-name="T2">Lattice </text:span><text:span text:style-name="T2">Conditional </text:span><text:span text:style-name="T2">Ordinal </text:span><text:span text:style-name="T2">Random </text:span><text:span text:style-name="T2">Fields”</text:span></text:p>
          </table:table-cell>
          <table:table-cell office:value-type="string">
            <text:p>18<text:span text:style-name="T3">th</text:span> June</text:p>
          </table:table-cell>
          <table:table-cell office:value-type="string">
            <text:p>Jobs: add UG and PG projects to GitHub</text:p>
          </table:table-cell>
          <table:table-cell office:value-type="string">
            <text:p>18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table:style-name="ce13" office:value-type="string">
            <text:p><text:span text:style-name="T1">Paper review </text:span><text:span text:style-name="T1">+ type: </text:span><text:span text:style-name="T2">“Conditional </text:span><text:span text:style-name="T2">Models for </text:span><text:span text:style-name="T2">Contextual </text:span><text:span text:style-name="T2">Human </text:span><text:span text:style-name="T2">Motion </text:span><text:span text:style-name="T2">Recognition”</text:span></text:p>
          </table:table-cell>
          <table:table-cell office:value-type="string">
            <text:p>19<text:span text:style-name="T3">th</text:span> June</text:p>
          </table:table-cell>
          <table:table-cell office:value-type="string">
            <text:p>Jobs: make new lists of 40 jobs (inc both UK and US jobs)</text:p>
          </table:table-cell>
          <table:table-cell office:value-type="string">
            <text:p>19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CRFs – Prob models...” and “CRFs as RNNs”</text:p>
          </table:table-cell>
          <table:table-cell office:value-type="string">
            <text:p>20<text:span text:style-name="T3">th</text:span> June</text:p>
          </table:table-cell>
          <table:table-cell office:value-type="string">
            <text:p>Jobs: apply for 2 jobs</text:p>
          </table:table-cell>
          <table:table-cell office:value-type="string">
            <text:p>20<text:span text:style-name="T3">th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CRFs for AR...” and “Action Categ...”</text:p>
          </table:table-cell>
          <table:table-cell office:value-type="string">
            <text:p>21<text:span text:style-name="T3">st</text:span> June</text:p>
          </table:table-cell>
          <table:table-cell office:value-type="string">
            <text:p>Jobs: apply for 2 jobs</text:p>
          </table:table-cell>
          <table:table-cell office:value-type="string">
            <text:p>21<text:span text:style-name="T3">st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Hidden CRFs...” and “Continuous CRFs...”</text:p>
          </table:table-cell>
          <table:table-cell office:value-type="string">
            <text:p>22<text:span text:style-name="T3">nd</text:span> June</text:p>
          </table:table-cell>
          <table:table-cell office:value-type="string">
            <text:p>Jobs: apply for 2 jobs</text:p>
          </table:table-cell>
          <table:table-cell office:value-type="string">
            <text:p>22<text:span text:style-name="T3">nd</text:span> June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office:value-type="string">
            <text:p>23<text:span text:style-name="T3">rd</text:span> June</text:p>
          </table:table-cell>
          <table:table-cell office:value-type="string">
            <text:p>Jobs: apply for 2 jobs</text:p>
          </table:table-cell>
          <table:table-cell office:value-type="string">
            <text:p>23<text:span text:style-name="T3">rd</text:span> June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2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2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HAR and Pattern Discovery”</text:p>
          </table:table-cell>
          <table:table-cell table:number-columns-repeated="15"/>
        </table:table-row>
        <table:table-row table:style-name="ro2">
          <table:table-cell/>
          <table:table-cell table:style-name="ce13" office:value-type="string">
            <text:p><text:span text:style-name="T1">Paper </text:span><text:span text:style-name="T1">review: </text:span><text:span text:style-name="T2">“A </text:span><text:span text:style-name="T2">Comprehens</text:span><text:span text:style-name="T2">ive Study of </text:span><text:span text:style-name="T2">Activity </text:span><text:span text:style-name="T2">Recognition </text:span><text:span text:style-name="T2">Using </text:span><text:span text:style-name="T2">Acceleromet</text:span><text:span text:style-name="T2">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table:style-name="ce14" office:value-type="string">
            <text:p>Other Project Stuff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11/06/2019</text:date>, <text:time>23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11T23:01:32.24</dc:date>
    <meta:editing-duration>P2DT14H36M31S</meta:editing-duration>
    <meta:editing-cycles>217</meta:editing-cycles>
    <meta:generator>OpenOffice/4.1.5$Win32 OpenOffice.org_project/415m1$Build-9789</meta:generator>
    <meta:document-statistic meta:table-count="3" meta:cell-count="606" meta:object-count="0"/>
  </office:meta>
</office:document-meta>
</file>